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//======================================================================</text:span></text:p>
      <text:p text:style-name="P1"><text:span text:style-name="T1"><text:s text:c="6"/>// ASSIGNMENT<text:s text:c="5"/>: CODE CONVERSION</text:span></text:p>
      <text:p text:style-name="P1"><text:span text:style-name="T1"><text:s text:c="3"/></text:span></text:p>
      <text:p text:style-name="P1"><text:span text:style-name="T1">//=====================================================================</text:span></text:p>
      <text:p text:style-name="P1"><text:span text:style-name="T1">section .data </text:span></text:p>
      <text:p text:style-name="P1"><text:span text:style-name="T2"/></text:p>
      <text:p text:style-name="P1"><text:span text:style-name="T3">menumsg db 10,10,'Menu:'<text:s text:c="39"/>;menu </text:span></text:p>
      <text:p text:style-name="P1"><text:span text:style-name="T3"><text:tab/>db 10,'1) Hex to BCD' </text:span></text:p>
      <text:p text:style-name="P1"><text:span text:style-name="T3"><text:tab/>db 10,'2) BCD to Hex' </text:span></text:p>
      <text:p text:style-name="P1"><text:span text:style-name="T3"><text:tab/>db 10,'3) Exit' </text:span></text:p>
      <text:p text:style-name="P1"><text:span text:style-name="T3"><text:tab/>db 10,10,'Please Enter Choice :' </text:span></text:p>
      <text:p text:style-name="P1"><text:span text:style-name="T3">menumsg_len equ $-menumsg<text:s text:c="32"/>;length of menu </text:span></text:p>
      <text:p text:style-name="P1"><text:span text:style-name="T4"/></text:p>
      <text:p text:style-name="P1"><text:span text:style-name="T5">wrchmsg db 10,10,'Invalid choice....Please try again!!!',10,10 </text:span></text:p>
      <text:p text:style-name="P1"><text:span text:style-name="T5">wrchmsg_len equ $-wrchmsg<text:s text:c="34"/>;wrong choice message and its length<text:s text:c="9"/></text:span></text:p>
      <text:p text:style-name="P1"><text:span text:style-name="T6"/></text:p>
      <text:p text:style-name="P1"><text:span text:style-name="T7">hexinmsg db 10,10,'Enter a 4 digit hex number :' </text:span></text:p>
      <text:p text:style-name="P1"><text:span text:style-name="T7">hexinmsg_len equ $-hexinmsg<text:s text:c="31"/>;message for hex number and its length </text:span></text:p>
      <text:p text:style-name="P1"><text:span text:style-name="T8"/></text:p>
      <text:p text:style-name="P1"><text:span text:style-name="T8"/></text:p>
      <text:p text:style-name="P1"><text:span text:style-name="T9">bcdopmsg db 10,10,'Its BCD Equivalent :' </text:span></text:p>
      <text:p text:style-name="P1"><text:span text:style-name="T9">bcdopmsg_len equ $-bcdopmsg<text:s text:c="29"/>;message for BCD number and its length </text:span></text:p>
      <text:p text:style-name="P1"><text:span text:style-name="T10"/></text:p>
      <text:p text:style-name="P1"><text:span text:style-name="T11">bcdinmsg db 10,10,'Enter 5 digit BCD number :' </text:span></text:p>
      <text:p text:style-name="P1"><text:span text:style-name="T11">bcdinmsg_len equ $-bcdinmsg<text:s text:c="32"/>;message for BCD number and its length </text:span></text:p>
      <text:p text:style-name="P1"><text:span text:style-name="T12"/></text:p>
      <text:p text:style-name="P1"><text:span text:style-name="T13">hexopmsg db 10,10,'Its Hex Equivalent :' </text:span></text:p>
      <text:p text:style-name="P1"><text:span text:style-name="T13">hexopmsg_len equ $-hexopmsg<text:s text:c="30"/>;message for hex number and its length </text:span></text:p>
      <text:p text:style-name="P1"><text:span text:style-name="T13">;----------------------------------------------------------------------------------------------- -----------------------</text:span></text:p>
      <text:p text:style-name="P1"><text:span text:style-name="T13">section .bss </text:span></text:p>
      <text:p text:style-name="P1"><text:span text:style-name="T13"><text:tab/>numascii resb 06<text:s text:c="39"/>;numascii buffer for choice, hex and bcd input </text:span></text:p>
      <text:p text:style-name="P1"><text:span text:style-name="T13"><text:tab/>opbuff resb 05<text:s text:c="43"/>;reserved 05 bytes for opbuff(hex to BCD)<text:s text:c="3"/></text:span></text:p>
      <text:p text:style-name="P1"><text:span text:style-name="T13"><text:tab/>dnumbuff resb 08<text:s text:c="38"/>;reserved 08 bytes for dnumbuff(BCD to hex) </text:span></text:p>
      <text:p text:style-name="P1"><text:span text:style-name="T13">;----------------------------------------------------------------------------------------------- -----------------------</text:span></text:p>
      <text:p text:style-name="P1"><text:span text:style-name="T13">%macro dispmsg 2<text:s text:c="49"/>;define macro along with parameters </text:span></text:p>
      <text:p text:style-name="P1"><text:span text:style-name="T13"><text:tab/>mov rax,1<text:s text:c="52"/>;standard output </text:span></text:p>
      <text:p text:style-name="P1"><text:span text:style-name="T13"><text:tab/>mov rdi,1<text:s text:c="52"/>;input write </text:span></text:p>
      <text:p text:style-name="P1"><text:span text:style-name="T13"><text:tab/>mov rsi,%1<text:s text:c="49"/>;display message address </text:span></text:p>
      <text:p text:style-name="P1"><text:span text:style-name="T13"><text:tab/>mov rdx,%2<text:s text:c="47"/>;message length </text:span></text:p>
      <text:p text:style-name="P1"><text:span text:style-name="T13"><text:tab/>syscall<text:s text:c="56"/>;interrupt for kernel in 64-bit </text:span></text:p>
      <text:p text:style-name="P1"><text:span text:style-name="T13">%endmacro </text:span></text:p>
      <text:p text:style-name="P1"><text:span text:style-name="T14"/></text:p>
      <text:p text:style-name="P1"><text:span text:style-name="T15">%macro accept 2<text:s text:c="52"/>;define macro along with parameters </text:span></text:p>
      <text:p text:style-name="P1"><text:span text:style-name="T15"><text:tab/>mov rax,0<text:s text:c="51"/>;standard input </text:span></text:p>
      <text:p text:style-name="P1"><text:span text:style-name="T15"><text:tab/>mov rdi,0<text:s text:c="52"/>;standard read </text:span></text:p>
      <text:p text:style-name="P1"><text:span text:style-name="T15"><text:tab/>mov rsi,%1<text:s text:c="49"/>;display message address </text:span></text:p>
      <text:p text:style-name="P1"><text:span text:style-name="T15"><text:tab/>mov rdx,%2<text:s text:c="47"/>;message length </text:span></text:p>
      <text:p text:style-name="P1"><text:span text:style-name="T15"><text:tab/>syscall<text:s text:c="56"/>;interrupt for kernel in 64-bit </text:span></text:p>
      <text:p text:style-name="P1"><text:span text:style-name="T15">%endmacro </text:span></text:p>
      <text:p text:style-name="P1"><text:span text:style-name="T15">;----------------------------------------------------------------------------------- -----------------------------------</text:span></text:p>
      <text:p text:style-name="P1"><text:span text:style-name="T15">section .text </text:span></text:p>
      <text:p text:style-name="P1"><text:span text:style-name="T15"><text:tab/>global _start<text:s text:c="46"/>;starting of the program </text:span></text:p>
      <text:p text:style-name="P1"><text:span text:style-name="T15">_start: </text:span></text:p>
      <text:p text:style-name="P1"><text:span text:style-name="T16"/></text:p>
      <text:p text:style-name="P1"><text:span text:style-name="T17">dispmsg menumsg,menumsg_len<text:s text:c="24"/>;to display the menu and take its length </text:span></text:p>
      <text:p text:style-name="P1"><text:span text:style-name="T17">accept numascii,2<text:s text:c="49"/>;accepting numbers </text:span></text:p>
      <text:p text:style-name="P1"><text:span text:style-name="T18"/></text:p>
      <text:p text:style-name="P1"><text:span text:style-name="T19">case1: </text:span></text:p>
      <text:p text:style-name="P1"><text:span text:style-name="T19">cmp byte[numascii],'1'<text:s text:c="41"/>;compare entered choice with 1 </text:span></text:p>
      <text:p text:style-name="P1"><text:span text:style-name="T19">jne case2<text:s text:c="63"/>;if not equal then jump to case 2<text:s text:c="4"/></text:span></text:p>
      <text:p text:style-name="P1"><text:span text:style-name="T19">call hex2bcd_proc<text:s text:c="48"/>;calling hex2bcd procedure </text:span></text:p>
      <text:p text:style-name="P1"><text:span text:style-name="T19">jmp _start<text:s text:c="61"/>;after the procedure is executed jump back to start </text:span></text:p>
      <text:p text:style-name="P1"><text:span text:style-name="T20"/></text:p>
      <text:p text:style-name="P1"><text:span text:style-name="T21">case2: </text:span></text:p>
      <text:p text:style-name="P1"><text:span text:style-name="T21">cmp byte [numascii],'2'<text:s text:c="39"/>;compare entered choice with 2 </text:span></text:p>
      <text:p text:style-name="P1"><text:span text:style-name="T21">jne case3<text:s text:c="62"/>;if not equal then jump to case 3 </text:span></text:p>
      <text:p text:style-name="P1"><text:span text:style-name="T21">call bcd2hex_proc<text:s text:c="47"/>;calling bcd2hex procedure </text:span></text:p>
      <text:p text:style-name="P1"><text:span text:style-name="T21">jmp _start<text:s text:c="60"/>;after the procedure is executed jump back to start </text:span></text:p>
      <text:p text:style-name="P1"><text:span text:style-name="T22"/></text:p>
      <text:p text:style-name="P1"><text:span text:style-name="T23">case3: </text:span></text:p>
      <text:p text:style-name="P1"><text:span text:style-name="T23">cmp byte [numascii],'3'<text:s text:c="39"/>;compare entered choice with 3 </text:span></text:p>
      <text:p text:style-name="P1"><text:span text:style-name="T23">je exit<text:s text:c="66"/>;jump if equal to exit </text:span></text:p>
      <text:p text:style-name="P1"><text:span text:style-name="T23">dispmsg wrchmsg,wrchmsg_len<text:s text:c="24"/>;to display wrong message and take its length </text:span></text:p>
      <text:p text:style-name="P1"><text:span text:style-name="T23">jmp _start<text:s text:c="60"/>;after displaying wrong message jump to star </text:span></text:p>
      <text:p text:style-name="P1"><text:span text:style-name="T24"/></text:p>
      <text:p text:style-name="P1"><text:span text:style-name="T25">exit:<text:s text:c="23"/></text:span></text:p>
      <text:p text:style-name="P1"><text:span text:style-name="T25">mov rax,01<text:s text:c="58"/>;system call for exit </text:span></text:p>
      <text:p text:style-name="P1"><text:span text:style-name="T25">syscall<text:s text:c="65"/>;interrupt for kernel in 64-bit </text:span></text:p>
      <text:p text:style-name="P1"><text:span text:style-name="T25">;------------------------------------------------------------------------------------- ---------------------------------</text:span></text:p>
      <text:p text:style-name="P1"><text:span text:style-name="T25">hex2bcd_proc: </text:span></text:p>
      <text:p text:style-name="P1"><text:span text:style-name="T26"/></text:p>
      <text:p text:style-name="P1"><text:span text:style-name="T27">dispmsg hexinmsg,hexinmsg_len<text:s text:c="22"/>;to display hex mesaage </text:span></text:p>
      <text:p text:style-name="P1"><text:span text:style-name="T27">accept numascii,5<text:s text:c="46"/>;accept 5 numbers </text:span></text:p>
      <text:p text:style-name="P1"><text:span text:style-name="T27">call packnum<text:s text:c="53"/>;calling packnum procedure </text:span></text:p>
      <text:p text:style-name="P1"><text:span text:style-name="T27">mov rcx,0<text:s text:c="58"/>;clear rcx register </text:span></text:p>
      <text:p text:style-name="P1"><text:span text:style-name="T27">mov ax,bx<text:s text:c="57"/>;move contents of bx register into ax register</text:span></text:p>
      <text:p text:style-name="P1"><text:span text:style-name="T27">mov bx,10<text:s text:c="56"/>;move 0Ah into bx register</text:span></text:p>
      <text:p text:style-name="P1"><text:span text:style-name="T28"/></text:p>
      <text:p text:style-name="P1"><text:span text:style-name="T29">;-----------------------------------------------------------------------------------------------------------------------</text:span></text:p>
      <text:p text:style-name="P1"><text:span text:style-name="T29">h2bup1: </text:span></text:p>
      <text:p text:style-name="P1"><text:span text:style-name="T30"/></text:p>
      <text:p text:style-name="P1"><text:span text:style-name="T31">mov dx,0<text:s text:c="58"/>;clear dx register</text:span></text:p>
      <text:p text:style-name="P1"><text:span text:style-name="T31">div bx<text:s text:c="63"/>;divide ax register by bx register</text:span></text:p>
      <text:p text:style-name="P1"><text:span text:style-name="T31">push rdx<text:s text:c="59"/>;push the contents of rdx register</text:span></text:p>
      <text:p text:style-name="P1"><text:span text:style-name="T31">inc rcx<text:s text:c="62"/>;increment the contents of rcx register</text:span></text:p>
      <text:p text:style-name="P1"><text:span text:style-name="T31">cmp ax,0<text:s text:c="58"/>;compare ax register contents with 0</text:span></text:p>
      <text:p text:style-name="P1"><text:span text:style-name="T31">jne h2bup1<text:s text:c="55"/>;if not equal jump to start of h2bup1 loop</text:span></text:p>
      <text:p text:style-name="P1"><text:span text:style-name="T31">mov rdi,opbuff<text:s text:c="49"/>;move contents o opbuff buffer to rdi</text:span></text:p>
      <text:p text:style-name="P1"><text:span text:style-name="T32"/></text:p>
      <text:p text:style-name="P1"><text:span text:style-name="T33">;-----------------------------------------------------------------------------------------------------------------------</text:span></text:p>
      <text:p text:style-name="P1"><text:span text:style-name="T33">h2bup2: </text:span></text:p>
      <text:p text:style-name="P1"><text:span text:style-name="T33"><text:s/>pop rdx<text:s text:c="60"/>;pop the contents of rdx register</text:span></text:p>
      <text:p text:style-name="P1"><text:span text:style-name="T33">add dl,30h<text:s text:c="55"/>;add 30h to the contents of dl register</text:span></text:p>
      <text:p text:style-name="P1"><text:span text:style-name="T33">mov [rdi],dl<text:s text:c="53"/>;move contents of dl register into rdi</text:span></text:p>
      <text:p text:style-name="P1"><text:span text:style-name="T33">inc rdi<text:s text:c="62"/>;increment the contents of rdi</text:span></text:p>
      <text:p text:style-name="P1"><text:span text:style-name="T33">loop h2bup2<text:s text:c="52"/>;carry out h2bup loop till the number of counts given</text:span></text:p>
      <text:p text:style-name="P1"><text:span text:style-name="T34"/></text:p>
      <text:p text:style-name="P1"><text:span text:style-name="T35">;-----------------------------------------------------------------------------------------------------------------------</text:span></text:p>
      <text:p text:style-name="P1"><text:span text:style-name="T36"/></text:p>
      <text:p text:style-name="P1"><text:span text:style-name="T37">dispmsg bcdopmsg,bcdopmsg_len<text:s text:c="17"/>;display the bcd numbers obtained message</text:span></text:p>
      <text:p text:style-name="P1"><text:span text:style-name="T37">dispmsg opbuff,5<text:s text:c="44"/>;to diplay the result of conversion</text:span></text:p>
      <text:p text:style-name="P1"><text:span text:style-name="T37">ret<text:s text:c="68"/>;return</text:span></text:p>
      <text:p text:style-name="P1"><text:span text:style-name="T38"/></text:p>
      <text:p text:style-name="P1"><text:span text:style-name="T39">;-----------------------------------------------------------------------------------------------------------------------</text:span></text:p>
      <text:p text:style-name="P1"><text:span text:style-name="T40"/></text:p>
      <text:p text:style-name="P1"><text:span text:style-name="T41">bcd2hex_proc: </text:span></text:p>
      <text:p text:style-name="P1"><text:span text:style-name="T42"/></text:p>
      <text:p text:style-name="P1"><text:span text:style-name="T43">dispmsg bcdinmsg,bcdinmsg_len<text:s text:c="18"/>;to display the bcd message</text:span></text:p>
      <text:p text:style-name="P1"><text:span text:style-name="T43">accept numascii,6<text:s text:c="43"/>;to accept 6 numbers</text:span></text:p>
      <text:p text:style-name="P1"><text:span text:style-name="T43">dispmsg hexopmsg,hexopmsg_len<text:s text:c="17"/>;display the hex message</text:span></text:p>
      <text:p text:style-name="P1"><text:span text:style-name="T43">mov rsi,numascii<text:s text:c="45"/>;move contents of numascii buffer into rsi</text:span></text:p>
      <text:p text:style-name="P1"><text:span text:style-name="T43">mov rcx,05<text:s text:c="54"/>;store the count 5 in rcx register</text:span></text:p>
      <text:p text:style-name="P1"><text:span text:style-name="T43">mov rax,0<text:s text:c="56"/>;clear the rax register</text:span></text:p>
      <text:p text:style-name="P1"><text:span text:style-name="T43">mov rbx,0ah<text:s text:c="52"/>;move oah(10) into the rbx register</text:span></text:p>
      <text:p text:style-name="P1"><text:span text:style-name="T44"/></text:p>
      <text:p text:style-name="P1"><text:span text:style-name="T45">;-----------------------------------------------------------------------------------------------------------------------</text:span></text:p>
      <text:p text:style-name="P1"><text:span text:style-name="T45">b2hup1: </text:span></text:p>
      <text:p text:style-name="P1"><text:span text:style-name="T46"/></text:p>
      <text:p text:style-name="P1"><text:span text:style-name="T47">mov rdx,0<text:s text:c="53"/>;clear the rdx register</text:span></text:p>
      <text:p text:style-name="P1"><text:span text:style-name="T47">mul rbx<text:s text:c="57"/>;multiply rax register with rbx register</text:span></text:p>
      <text:p text:style-name="P1"><text:span text:style-name="T47">mov dl,[rsi]<text:s text:c="51"/>;move contents of rsi into dl register</text:span></text:p>
      <text:p text:style-name="P1"><text:span text:style-name="T47">sub dl,30h<text:s text:c="53"/>;subtract 30h from the contents of the dl register</text:span></text:p>
      <text:p text:style-name="P1"><text:span text:style-name="T47">add rax,rdx<text:s text:c="52"/>;add contents of rdx into rax</text:span></text:p>
      <text:p text:style-name="P1"><text:span text:style-name="T47">inc rsi<text:s text:c="60"/>;increment contents of rsi</text:span></text:p>
      <text:p text:style-name="P1"><text:span text:style-name="T47">loop b2hup1<text:s text:c="49"/>;carry out loop b2hup1 till the number of counts given</text:span></text:p>
      <text:p text:style-name="P1"><text:span text:style-name="T47">mov rbx,rax<text:s text:c="50"/>;move contents of rax register into rbx register</text:span></text:p>
      <text:p text:style-name="P1"><text:span text:style-name="T47">call disp32_num<text:s text:c="43"/>;calling the disp32_num procedure</text:span></text:p>
      <text:p text:style-name="P1"><text:span text:style-name="T47">ret<text:s text:c="65"/>;return</text:span></text:p>
      <text:p text:style-name="P1"><text:span text:style-name="T48"/></text:p>
      <text:p text:style-name="P1"><text:span text:style-name="T49">;-----------------------------------------------------------------------------------------------------------------------</text:span></text:p>
      <text:p text:style-name="P1"><text:span text:style-name="T49">packnum: </text:span></text:p>
      <text:p text:style-name="P1"><text:span text:style-name="T49"><text:s text:c="17"/></text:span></text:p>
      <text:p text:style-name="P1"><text:span text:style-name="T49">mov bx,0<text:s text:c="54"/>;clear bx register </text:span></text:p>
      <text:p text:style-name="P1"><text:span text:style-name="T49">mov rcx,04<text:s text:c="51"/>;count of 4 for enter 4 hex numbers </text:span></text:p>
      <text:p text:style-name="P1"><text:span text:style-name="T50"/></text:p>
      <text:p text:style-name="P1"><text:span text:style-name="T51">mov rsi,numascii<text:s text:c="42"/>;move contents of numascii into rsi </text:span></text:p>
      <text:p text:style-name="P1"><text:span text:style-name="T51"><text:s text:c="69"/>;takes ascii value of entered number </text:span></text:p>
      <text:p text:style-name="P1"><text:span text:style-name="T51">;-----------------------------------------------------------------------------------------------------------------------</text:span></text:p>
      <text:p text:style-name="P1"><text:span text:style-name="T51">up1: </text:span></text:p>
      <text:p text:style-name="P1"><text:span text:style-name="T52"/></text:p>
      <text:p text:style-name="P1"><text:span text:style-name="T53">rol bx,04<text:s text:c="55"/>;rotate the value in bx register by 4 counts </text:span></text:p>
      <text:p text:style-name="P1"><text:span text:style-name="T53">mov al,[rsi]<text:s text:c="51"/>;move contents of rsi(ascii value) into al registers </text:span></text:p>
      <text:p text:style-name="P1"><text:span text:style-name="T53">cmp al,39h<text:s text:c="42"/>;compare contents of al register with 39h </text:span></text:p>
      <text:p text:style-name="P1"><text:span text:style-name="T53">jbe skip1<text:s text:c="45"/>;if compared value is below(less) than 39h then jump to skip1 </text:span></text:p>
      <text:p text:style-name="P1"><text:span text:style-name="T54"/></text:p>
      <text:p text:style-name="P1"><text:span text:style-name="T55">sub al,07h<text:s text:c="43"/>;if compared value is greater than 39h </text:span></text:p>
      <text:p text:style-name="P1"><text:span text:style-name="T55"><text:s text:c="59"/>;then subtract 07h from contents of al register </text:span></text:p>
      <text:p text:style-name="P1"><text:span text:style-name="T55">;-----------------------------------------------------------------------------------------------------------------------</text:span></text:p>
      <text:p text:style-name="P1"><text:span text:style-name="T55">skip1: </text:span></text:p>
      <text:p text:style-name="P1"><text:span text:style-name="T56"/></text:p>
      <text:p text:style-name="P1"><text:span text:style-name="T57">sub al,30h<text:s text:c="42"/>;subtract 30h from the contents of al register </text:span></text:p>
      <text:p text:style-name="P1"><text:span text:style-name="T57">add bl,al<text:s text:c="44"/>;add the contents of al register to the bl register</text:span></text:p>
      <text:p text:style-name="P1"><text:span text:style-name="T57">inc rsi<text:s text:c="48"/>;increment the contents of rsi</text:span></text:p>
      <text:p text:style-name="P1"><text:span text:style-name="T57">loop up1<text:s text:c="44"/>;perform the loop up 1 functions again</text:span></text:p>
      <text:p text:style-name="P1"><text:span text:style-name="T57">ret<text:s text:c="54"/>;return</text:span></text:p>
      <text:p text:style-name="P1"><text:span text:style-name="T58"/></text:p>
      <text:p text:style-name="P1"><text:span text:style-name="T59">;-----------------------------------------------------------------------------------------------------------------------</text:span></text:p>
      <text:p text:style-name="P1"><text:span text:style-name="T59">disp32_num: </text:span></text:p>
      <text:p text:style-name="P1"><text:span text:style-name="T60"/></text:p>
      <text:p text:style-name="P1"><text:span text:style-name="T61">mov rdi,dnumbuff<text:s text:c="28"/>;move contents of dnumbuff buffer to rdi</text:span></text:p>
      <text:p text:style-name="P1"><text:span text:style-name="T61">mov rcx,08<text:s text:c="39"/>;move 08 into the rcx register</text:span></text:p>
      <text:p text:style-name="P1"><text:span text:style-name="T62"/></text:p>
      <text:p text:style-name="P1"><text:span text:style-name="T63">;-----------------------------------------------------------------------------------------------------------------------</text:span></text:p>
      <text:p text:style-name="P1"><text:span text:style-name="T63">dispup1: </text:span></text:p>
      <text:p text:style-name="P1"><text:span text:style-name="T64"/></text:p>
      <text:p text:style-name="P1"><text:span text:style-name="T65">rol ebx,4<text:s text:c="40"/>;rotate the contents of ebx register by 4 counts</text:span></text:p>
      <text:p text:style-name="P1"><text:span text:style-name="T65">mov dl,bl<text:s text:c="39"/>;move contents of bl register into dl register</text:span></text:p>
      <text:p text:style-name="P1"><text:span text:style-name="T65">and dl,0fh<text:s text:c="38"/>;and ofh with contents of dl register</text:span></text:p>
      <text:p text:style-name="P1"><text:span text:style-name="T65">add dl,30h<text:s text:c="37"/>;add 30h to the contents of dl register</text:span></text:p>
      <text:p text:style-name="P1"><text:span text:style-name="T65">cmp dl,39h<text:s text:c="36"/>;compare contents of dl register with39h</text:span></text:p>
      <text:p text:style-name="P1"><text:span text:style-name="T65">jbe dispskip1<text:s text:c="33"/>;if compared value is below(less) than 39h then jump to dispskip1</text:span></text:p>
      <text:p text:style-name="P1"><text:span text:style-name="T65">add dl,07h<text:s text:c="37"/>;add 07h to the contents of dl register</text:span></text:p>
      <text:p text:style-name="P1"><text:span text:style-name="T66"/></text:p>
      <text:p text:style-name="P1"><text:span text:style-name="T67">;-----------------------------------------------------------------------------------------------------------------------</text:span></text:p>
      <text:p text:style-name="P1"><text:span text:style-name="T67">dispskip1: </text:span></text:p>
      <text:p text:style-name="P1"><text:span text:style-name="T68"/></text:p>
      <text:p text:style-name="P1"><text:span text:style-name="T69">mov [rdi],dl<text:s text:c="33"/>;move contents of dl register into rdi</text:span></text:p>
      <text:p text:style-name="P1"><text:span text:style-name="T69">inc rdi<text:s text:c="42"/>;increment rdi</text:span></text:p>
      <text:p text:style-name="P1"><text:span text:style-name="T69">loop dispup1<text:s text:c="32"/>;carry out the loop dispup1 again</text:span></text:p>
      <text:p text:style-name="P1"><text:span text:style-name="T69">dispmsg dnumbuff+3,5<text:s text:c="16"/>;display message </text:span></text:p>
      <text:p text:style-name="P1"><text:span text:style-name="T69">ret<text:s text:c="49"/>;return</text:span></text:p>
      <text:p text:style-name="P1"><text:span text:style-name="T70"/></text:p>
      <text:p text:style-name="P1"><text:span text:style-name="T71">;-----------------------------------------------------------------------------------------------------------------------</text:span></text:p>
      <text:p text:style-name="P2"><text:span text:style-name="T71">.................................................................OUTPUT.............................................................................</text:span></text:p>
      <text:p text:style-name="P3"><text:span text:style-name="T71"><text:tab/>admin1@admin:~$ nasm -f elf64 BCD.asm </text:span></text:p>
      <text:p text:style-name="P3"><text:span text:style-name="T71"><text:tab/>admin1@admin:~$ ld -o BCD BCD.o </text:span></text:p>
      <text:p text:style-name="P3"><text:span text:style-name="T71"><text:tab/>admin1@admin:~$ ./BCD </text:span></text:p>
      <text:p text:style-name="P3"><text:span text:style-name="T71"><text:tab/>Menu: </text:span></text:p>
      <text:p text:style-name="P3"><text:span text:style-name="T71"><text:tab/>1) Hex to BCD </text:span></text:p>
      <text:p text:style-name="P3"><text:span text:style-name="T71"><text:tab/>2) BCD to Hex </text:span></text:p>
      <text:p text:style-name="P3"><text:span text:style-name="T71"><text:tab/>3) Exit </text:span></text:p>
      <text:p text:style-name="P3"><text:span text:style-name="T72"/></text:p>
      <text:p text:style-name="P3"><text:span text:style-name="T73"><text:tab/>Please Enter Choice :1<text:s/></text:span><text:span text:style-name="T74"/></text:p>
      <text:p text:style-name="P3"><text:span text:style-name="T75"><text:tab/>Enter a 4 digit hex number :ABDF<text:s/></text:span><text:span text:style-name="T76"/></text:p>
      <text:p text:style-name="P3"><text:span text:style-name="T77"><text:tab/>Its BCD Equivalent :43999 </text:span></text:p>
      <text:p text:style-name="P3"><text:span text:style-name="T78"/></text:p>
      <text:p text:style-name="P3"><text:span text:style-name="T79"><text:tab/>Menu: </text:span></text:p>
      <text:p text:style-name="P3"><text:span text:style-name="T79"><text:tab/>1) Hex to BCD </text:span></text:p>
      <text:p text:style-name="P3"><text:span text:style-name="T79"><text:tab/>2) BCD to Hex </text:span></text:p>
      <text:p text:style-name="P3"><text:span text:style-name="T79"><text:tab/>3) Exit </text:span></text:p>
      <text:p text:style-name="P3"><text:span text:style-name="T80"/></text:p>
      <text:p text:style-name="P3"><text:span text:style-name="T81"><text:tab/>Please Enter Choice :2<text:s/></text:span><text:span text:style-name="T82"/></text:p>
      <text:p text:style-name="P3"><text:span text:style-name="T83"><text:tab/>Enter 5 digit BCD number :2468<text:s/></text:span><text:span text:style-name="T84"/></text:p>
      <text:p text:style-name="P3"><text:span text:style-name="T85"><text:tab/>Its Hex Equivalent :06142 </text:span></text:p>
      <text:p text:style-name="P3"><text:span text:style-name="T86"/></text:p>
      <text:p text:style-name="P3"><text:span text:style-name="T87"><text:tab/>Menu: </text:span></text:p>
      <text:p text:style-name="P3"><text:span text:style-name="T87"><text:tab/>1) Hex to BCD </text:span></text:p>
      <text:p text:style-name="P3"><text:span text:style-name="T87"><text:tab/>2) BCD to Hex </text:span></text:p>
      <text:p text:style-name="P3"><text:span text:style-name="T87"><text:tab/>3) Exit<text:s/></text:span><text:span text:style-name="T88"/></text:p>
      <text:p text:style-name="P3"><text:span text:style-name="T89"><text:tab/>Please Enter Choice :3 </text:span></text:p>
      <text:p text:style-name="P3"><text:span text:style-name="T89"><text:tab/>admin1@admin:~$ </text:span></text:p>
      <text:p text:style-name="P3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